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6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UART1655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743cm" svg:y="1.691cm">
          <draw:text-box>
            <text:p><text:span text:style-name="T2">clk</text:span></text:p>
          </draw:text-box>
        </draw:frame>
        <draw:line draw:style-name="gr2" draw:text-style-name="P3" draw:layer="layout" svg:x1="6.522cm" svg:y1="3.46cm" svg:x2="4.008cm" svg:y2="3.46cm">
          <text:p/>
        </draw:line>
        <draw:frame draw:style-name="gr4" draw:text-style-name="P4" draw:layer="layout" svg:width="1.913cm" svg:height="1.638cm" svg:x="2.465cm" svg:y="2.845cm">
          <draw:text-box>
            <text:p><text:span text:style-name="T2">cke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6.251cm" svg:height="1.986cm" svg:x="0.132cm" svg:y="7.416cm">
          <draw:text-box>
            <text:p><text:span text:style-name="T2">CSR I/F</text:span><text:span text:style-name="T2"><text:line-break/></text:span><text:span text:style-name="T3">(IOb | AXI-Lite | Wishbone)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rts</text:span></text:p>
          </draw:text-box>
        </draw:frame>
        <draw:frame draw:style-name="gr8" draw:text-style-name="P4" draw:layer="layout" svg:width="4.67cm" svg:height="1.038cm" svg:x="1.021cm" svg:y="5.59cm">
          <draw:text-box>
            <text:p><text:span text:style-name="T2">interrupt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txd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rxd</text:span></text:p>
          </draw:text-box>
        </draw:frame>
        <draw:line draw:style-name="gr2" draw:text-style-name="P3" draw:layer="layout" svg:x1="6.523cm" svg:y1="4.584cm" svg:x2="4.009cm" svg:y2="4.584cm">
          <text:p/>
        </draw:line>
        <draw:frame draw:style-name="gr4" draw:text-style-name="P4" draw:layer="layout" svg:width="1.913cm" svg:height="1.638cm" svg:x="2.466cm" svg:y="3.969cm">
          <draw:text-box>
            <text:p><text:span text:style-name="T2">arst</text:span></text:p>
          </draw:text-box>
        </draw:frame>
        <draw:line draw:style-name="gr7" draw:text-style-name="P3" draw:layer="layout" svg:x1="6.514cm" svg:y1="6.144cm" svg:x2="4cm" svg:y2="6.14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6-01-28T03:27:10.078526111</dc:date>
    <meta:editing-duration>PT33M59S</meta:editing-duration>
    <meta:editing-cycles>20</meta:editing-cycles>
    <meta:generator>LibreOffice/25.8.4.2$Linux_X86_64 LibreOffice_project/580$Build-2</meta:generator>
    <meta:document-statistic meta:object-count="18"/>
  </office:meta>
</office:document-meta>
</file>